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, courier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 style:list-style-name="L1"/>
    <style:style style:name="P2" style:family="paragraph" style:parent-style-name="Code" style:list-style-name="L1">
      <style:text-properties style:font-name="Calibri1"/>
    </style:style>
    <style:style style:name="P3" style:family="paragraph" style:parent-style-name="Code_20_-_20_sortie" style:list-style-name="L1"/>
    <style:style style:name="P4" style:family="paragraph" style:parent-style-name="Code_20_-_20_sortie" style:list-style-name="L1">
      <style:text-properties style:font-name="Consolas1"/>
    </style:style>
    <style:style style:name="P5" style:family="paragraph" style:parent-style-name="Text_20_body">
      <style:paragraph-properties fo:text-align="start" style:justify-single-word="false"/>
      <style:text-properties style:font-name="Calibri1" style:text-underline-style="none"/>
    </style:style>
    <style:style style:name="P6" style:family="paragraph" style:parent-style-name="Text_20_body">
      <style:paragraph-properties fo:text-align="start" style:justify-single-word="false"/>
      <style:text-properties style:font-name="Calibri1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Calibri1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Text_20_body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style:font-name="Calibri1"/>
    </style:style>
    <style:style style:name="T2" style:family="text">
      <style:text-properties style:font-name="Calibri1" fo:font-weight="bold" style:font-weight-asian="bold" style:font-weight-complex="bold"/>
    </style:style>
    <style:style style:name="T3" style:family="text">
      <style:text-properties style:font-name="Calibri1" fo:font-style="italic" style:font-style-asian="italic" style:font-style-complex="italic"/>
    </style:style>
    <style:style style:name="T4" style:family="text">
      <style:text-properties style:font-name="Calibri1" fo:font-style="normal" style:font-style-asian="normal" style:font-style-complex="normal"/>
    </style:style>
    <style:style style:name="T5" style:family="text">
      <style:text-properties style:font-name="Calibri1" fo:font-weight="normal" style:font-weight-asian="normal" style:font-weight-complex="normal"/>
    </style:style>
    <style:style style:name="T6" style:family="text">
      <style:text-properties fo:color="#009900" style:font-name="Consolas1"/>
    </style:style>
    <style:style style:name="T7" style:family="text">
      <style:text-properties fo:color="#009900" style:font-name="Consolas1" fo:font-style="italic" fo:font-weight="normal" fo:background-color="#eeeeee" style:font-style-asian="italic" style:font-weight-asian="normal" style:font-style-complex="italic" style:font-weight-complex="normal"/>
    </style:style>
    <style:style style:name="T8" style:family="text">
      <style:text-properties style:font-name="courier new"/>
    </style:style>
    <style:style style:name="T9" style:family="text">
      <style:text-properties style:font-name="Consolas1"/>
    </style:style>
    <style:style style:name="T10" style:family="text">
      <style:text-properties style:font-name="Consolas1" fo:font-weight="normal" fo:background-color="#eeeeee" style:font-weight-asian="normal" style:font-weight-complex="normal"/>
    </style:style>
    <style:style style:name="T11" style:family="text">
      <style:text-properties style:font-name="Consolas1" fo:background-color="#eeeeee"/>
    </style:style>
    <style:style style:name="T12" style:family="text">
      <style:text-properties style:font-name="Consolas1" fo:font-style="italic" fo:font-weight="normal" fo:background-color="#eeeeee" style:font-style-asian="italic" style:font-weight-asian="normal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itle>VirtualBox -Créer un dossier partagé sous Debian 8.5</text:title></text:h>
      <text:p text:style-name="P5">Il est nécessaire d'avoir installé les Additions Invité au préalable !</text:p>
      <text:p text:style-name="P6"/>
      <text:list xml:id="list3444080763182470370" text:style-name="L1">
        <text:list-item>
          <text:p text:style-name="P7">Dans la fenêtre de la VM, dans le menu <text:span text:style-name="Strong_20_Emphasis">"Périphériques"</text:span>, choisissez <text:s/><text:span text:style-name="Strong_20_Emphasis">"Dossiers Partagés</text:span><text:span text:style-name="Strong_20_Emphasis"><text:span text:style-name="T13"> &gt; </text:span></text:span><text:span text:style-name="Strong_20_Emphasis">Insérer Réglages des dossiers partagés..."</text:span>.</text:p>
        </text:list-item>
        <text:list-item>
          <text:p text:style-name="P8"><text:span text:style-name="T1">Ouvrir la fenêtre </text:span><text:span text:style-name="T2">Ajouter un dossier partagé</text:span><text:span text:style-name="T1"> à l'aide de l'icône </text:span><text:span text:style-name="T2">+</text:span><text:span text:style-name="T1"> (</text:span><text:span text:style-name="T3">Ajoute un nouveau dossier partagé</text:span><text:span text:style-name="T4">).</text:span></text:p>
          <text:p text:style-name="P8"><text:span text:style-name="T4"/></text:p>
        </text:list-item>
        <text:list-item>
          <text:p text:style-name="P9"><text:span text:style-name="T1">Dans </text:span><text:span text:style-name="T2">Chemin du dossier</text:span><text:span text:style-name="T1">, choisir le dossier (sur la machine hôte) qui sera partagé.</text:span></text:p>
          <text:p text:style-name="P9"><text:span text:style-name="T1">Dans </text:span><text:span text:style-name="T2">Nom du dossier</text:span><text:span text:style-name="T5">, choisir le nom du dossier qui sera utilisé sur la machine virtuelle.</text:span></text:p>
          <text:p text:style-name="P9"><text:span text:style-name="T5">Activer l'option </text:span><text:span text:style-name="T2">Montage automatique</text:span><text:span text:style-name="T5">. Si le dossier doit rester partagé de façon permanente activer également l'option </text:span><text:span text:style-name="T2">Configuration permanente</text:span><text:span text:style-name="T5">.</text:span></text:p>
          <text:p text:style-name="P9"><text:span text:style-name="T5">Valider puis sortir.</text:span></text:p>
          <text:p text:style-name="P9"><text:span text:style-name="T5"/></text:p>
        </text:list-item>
        <text:list-item>
          <text:p text:style-name="P8"><text:span text:style-name="T1">Le contenu du dossier partagé sera accessible dans </text:span><text:span text:style-name="Strong_20_Emphasis"><text:span text:style-name="T10">/media/sf_</text:span></text:span><text:span text:style-name="Strong_20_Emphasis"><text:span text:style-name="T7">{nom-du-dossier-partagé-choisi}</text:span>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, courier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cm" fo:margin-bottom="0.15cm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Calibri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small-caps" style:font-name="Calibri"/>
    </style:style>
    <style:style style:name="Footer" style:family="paragraph" style:parent-style-name="Standard" style:class="extra">
      <style:paragraph-properties fo:padding-left="0cm" fo:padding-right="0cm" fo:padding-top="0.101cm" fo:padding-bottom="0cm" fo:border-left="none" fo:border-right="none" fo:border-top="0.002cm solid #000000" fo:border-bottom="none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small-caps" style:font-name="Calibri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Standard" style:master-page-name="">
      <style:paragraph-properties fo:margin-left="0.4cm" fo:margin-right="0cm" fo:margin-top="0.049cm" fo:margin-bottom="0.049cm" fo:line-height="100%" fo:text-indent="-0.4cm" style:auto-text-indent="true" style:page-number="auto" fo:background-color="#eeeeee" style:shadow="none">
        <style:tab-stops/>
        <style:background-image/>
      </style:paragraph-properties>
      <style:text-properties fo:color="#009900" style:font-name="Consolas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de_20_-_20_sortie" style:display-name="Code - sortie" style:family="paragraph" style:parent-style-name="Code">
      <style:text-properties fo:color="#33333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initial-creator>Joey Quintela</text:initial-creator><text:tab/><text:title>VirtualBox -Créer un dossier partagé sous Debian 8.5</text:title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y Quintela</meta:initial-creator>
    <meta:creation-date>2017-01-24T15:41:13.88</meta:creation-date>
    <meta:editing-cycles>112</meta:editing-cycles>
    <meta:editing-duration>PT8H38M58S</meta:editing-duration>
    <dc:title>VirtualBox -Créer un dossier partagé sous Debian 8.5</dc:title>
    <dc:date>2017-01-27T09:54:37.43</dc:date>
    <dc:creator>Joey Quintela</dc:creator>
    <meta:generator>OpenOffice/4.1.2$Win32 OpenOffice.org_project/412m3$Build-9782</meta:generator>
    <meta:document-statistic meta:table-count="0" meta:image-count="0" meta:object-count="0" meta:page-count="1" meta:paragraph-count="10" meta:word-count="132" meta:character-count="870"/>
  </office:meta>
</office:document-meta>
</file>